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 svg:font-family="Symbol" style:font-charset="x-symbol"/>
    <style:font-face style:name="Lucidasans1" svg:font-family="Lucidasans"/>
    <style:font-face style:name="StarSymbol1" svg:font-family="StarSymbol, 'Arial Unicode MS'"/>
    <style:font-face style:name="Cumberland" svg:font-family="Cumberland, 'Courier New'" style:font-family-generic="modern"/>
    <style:font-face style:name="Arial" svg:font-family="Arial" style:font-pitch="variable"/>
    <style:font-face style:name="HG Mincho Light J" svg:font-family="'HG Mincho Light J'" style:font-pitch="variable"/>
    <style:font-face style:name="Lucidasans" svg:font-family="Lucidasan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office:font-face-decls>
  <office:automatic-styles>
    <style:style style:name="Table1" style:family="table">
      <style:table-properties style:width="6.4653in" table:align="left" style:writing-mode="lr-tb"/>
    </style:style>
    <style:style style:name="Table1.A" style:family="table-column">
      <style:table-column-properties style:column-width="3.2319in"/>
    </style:style>
    <style:style style:name="Table1.B" style:family="table-column">
      <style:table-column-properties style:column-width="3.2333in"/>
    </style:style>
    <style:style style:name="Table1.1" style:family="table-row">
      <style:table-row-properties style:keep-together="false"/>
    </style:style>
    <style:style style:name="Table1.A1" style:family="table-cell">
      <style:table-cell-properties style:vertical-align="top" fo:padding="0.1403in" fo:border="none" style:writing-mode="lr-tb"/>
    </style:style>
    <style:style style:name="Table2" style:family="table">
      <style:table-properties style:width="6.4792in" table:align="left" style:writing-mode="lr-tb"/>
    </style:style>
    <style:style style:name="Table2.A" style:family="table-column">
      <style:table-column-properties style:column-width="3.2319in"/>
    </style:style>
    <style:style style:name="Table2.B" style:family="table-column">
      <style:table-column-properties style:column-width="3.2472in"/>
    </style:style>
    <style:style style:name="Table2.1" style:family="table-row">
      <style:table-row-properties style:keep-together="false"/>
    </style:style>
    <style:style style:name="Table2.A1" style:family="table-cell">
      <style:table-cell-properties style:vertical-align="top" fo:padding="0.0382in" fo:border-left="0.0139in solid #000000" fo:border-right="none" fo:border-top="0.0139in solid #000000" fo:border-bottom="0.0139in solid #000000" style:writing-mode="lr-tb"/>
    </style:style>
    <style:style style:name="Table2.B1" style:family="table-cell">
      <style:table-cell-properties style:vertical-align="top" fo:padding="0.0382in" fo:border="0.0139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Contents_20_Heading" style:master-page-name="Standard"/>
    <style:style style:name="P2" style:family="paragraph" style:parent-style-name="Contents_20_1">
      <style:paragraph-properties>
        <style:tab-stops>
          <style:tab-stop style:position="6.4654in" style:type="right" style:leader-style="dotted" style:leader-text="."/>
          <style:tab-stop style:position="6.6925in" style:type="right" style:leader-style="dotted" style:leader-text="."/>
        </style:tab-stops>
      </style:paragraph-properties>
    </style:style>
    <style:style style:name="P3" style:family="paragraph" style:parent-style-name="Contents_20_2">
      <style:paragraph-properties>
        <style:tab-stops>
          <style:tab-stop style:position="6.2689in" style:type="right" style:leader-style="dotted" style:leader-text="."/>
          <style:tab-stop style:position="6.4957in" style:type="right" style:leader-style="dotted" style:leader-text="."/>
        </style:tab-stops>
      </style:paragraph-properties>
    </style:style>
    <style:style style:name="P4" style:family="paragraph" style:parent-style-name="Standard">
      <style:paragraph-properties>
        <style:tab-stops>
          <style:tab-stop style:position="6.6925in" style:type="right" style:leader-style="dotted" style:leader-text="."/>
        </style:tab-stops>
      </style:paragraph-properties>
    </style:style>
    <style:style style:name="P5" style:family="paragraph" style:parent-style-name="Standard">
      <style:paragraph-properties fo:break-before="page"/>
    </style:style>
    <style:style style:name="P6" style:family="paragraph" style:parent-style-name="Standard" style:list-style-name="WW8Num2">
      <style:text-properties style:font-name="Times New Roman"/>
    </style:style>
    <style:style style:name="P7" style:family="paragraph" style:parent-style-name="Standard">
      <style:text-properties style:font-name="Times New Roman"/>
    </style:style>
    <style:style style:name="P8" style:family="paragraph" style:parent-style-name="Hanging_20_indent">
      <style:paragraph-properties>
        <style:tab-stops/>
      </style:paragraph-properties>
    </style:style>
    <style:style style:name="P9" style:family="paragraph" style:parent-style-name="Hanging_20_indent">
      <style:paragraph-properties fo:margin-left="-0.0071in" fo:margin-right="0in" fo:text-indent="0.1457in" style:auto-text-indent="false">
        <style:tab-stops>
          <style:tab-stop style:position="0.4008in"/>
        </style:tab-stops>
      </style:paragraph-properties>
    </style:style>
    <style:style style:name="P10" style:family="paragraph" style:parent-style-name="enumerate" style:list-style-name="WW8Num3">
      <style:paragraph-properties>
        <style:tab-stops/>
      </style:paragraph-properties>
    </style:style>
    <style:style style:name="P11" style:family="paragraph" style:parent-style-name="enumerate" style:list-style-name="WW8Num3">
      <style:paragraph-properties>
        <style:tab-stops/>
      </style:paragraph-properties>
      <style:text-properties fo:font-style="normal" style:font-style-asian="normal" style:font-style-complex="normal"/>
    </style:style>
    <style:style style:name="P12" style:family="paragraph" style:parent-style-name="Text_20_body" style:list-style-name="WW8Num4"/>
    <style:style style:name="P13" style:family="paragraph" style:parent-style-name="First_20_line_20_indent" style:list-style-name="WW8Num4">
      <style:paragraph-properties fo:margin-left="0in" fo:margin-right="0in" fo:text-indent="0in" style:auto-text-indent="false"/>
    </style:style>
    <style:style style:name="P14" style:family="paragraph" style:parent-style-name="Standard">
      <style:paragraph-properties style:snap-to-layout-grid="false"/>
      <style:text-properties fo:font-size="6pt" fo:font-weight="normal" style:font-size-asian="6pt" style:font-weight-asian="normal" style:font-size-complex="6pt" style:font-weight-complex="normal"/>
    </style:style>
    <style:style style:name="P15" style:family="paragraph" style:parent-style-name="Standard">
      <style:paragraph-properties style:snap-to-layout-grid="false"/>
      <style:text-properties fo:font-size="6pt" fo:font-style="normal" fo:font-weight="normal" style:font-size-asian="6pt" style:font-style-asian="normal" style:font-weight-asian="normal" style:font-size-complex="6pt" style:font-style-complex="normal" style:font-weight-complex="normal"/>
    </style:style>
    <style:style style:name="P16" style:family="paragraph" style:parent-style-name="Text_20_body" style:list-style-name="WW8Num5"/>
    <style:style style:name="P17" style:family="paragraph" style:parent-style-name="First_20_line_20_indent" style:list-style-name="WW8Num6">
      <style:paragraph-properties fo:margin-left="0in" fo:margin-right="0in" fo:text-indent="0in" style:auto-text-indent="false"/>
    </style:style>
    <style:style style:name="P18" style:family="paragraph" style:parent-style-name="First_20_line_20_indent" style:list-style-name="WW8Num7">
      <style:paragraph-properties fo:margin-left="0in" fo:margin-right="0in" fo:text-indent="0in" style:auto-text-indent="false"/>
    </style:style>
    <style:style style:name="P19" style:family="paragraph" style:parent-style-name="Text_20_body" style:list-style-name="WW8Num8"/>
    <style:style style:name="P20" style:family="paragraph" style:parent-style-name="Text_20_body" style:list-style-name="WW8Num9"/>
    <style:style style:name="P21" style:family="paragraph" style:parent-style-name="Text_20_body" style:list-style-name="WW8Num10"/>
    <style:style style:name="P22" style:family="paragraph" style:parent-style-name="Text_20_body" style:list-style-name="WW8Num11"/>
    <style:style style:name="P23" style:family="paragraph" style:parent-style-name="First_20_line_20_indent">
      <style:paragraph-properties fo:text-align="start" style:justify-single-word="false" style:snap-to-layout-grid="false"/>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in" fo:border="0.0008in solid #0000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bottom" style:vertical-rel="line" style:horizontal-pos="center" style:horizontal-rel="paragraph" fo:background-color="#ffffff" style:background-transparency="0%" fo:padding="0in" fo:border="0.0008in solid #0000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 of Contents</text:p>
      <text:table-of-content text:style-name="Sect1" text:name="Table of Contents1">
        <text:table-of-content-source text:outline-level="9">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692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4957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1 <text:s/>Introduction<text:tab/>2</text:p>
          <text:p text:style-name="P2">2 <text:s/>Browsing Context-maps<text:tab/>2</text:p>
          <text:p text:style-name="P2">3 <text:s/>Construction of a Hello World Context-map<text:tab/>3</text:p>
          <text:p text:style-name="P3">3.1 <text:s/>Creating a Context-map<text:tab/>3</text:p>
          <text:p text:style-name="P3">3.2 <text:s/>Editing the Context-map<text:tab/>3</text:p>
          <text:p text:style-name="P3">3.3 <text:s/>Opening a previously created Context-map<text:tab/>4</text:p>
          <text:p text:style-name="P2">4 <text:s/>Setting up Your Work Environment – Configuring a Session<text:tab/>4</text:p>
          <text:p text:style-name="P3">4.1 <text:s/>How to create a session<text:tab/>5</text:p>
          <text:p text:style-name="P3">4.2 <text:s/>Whats in a Session<text:tab/>5</text:p>
          <text:p text:style-name="P2">5 <text:s/>Creating and Editing Concepts and Concept-relations in Context-maps<text:tab/>6</text:p>
          <text:p text:style-name="P3">5.1 <text:s/>Creating Concepts and Concept-relations<text:tab/>6</text:p>
          <text:p text:style-name="P3">5.2 <text:s/>Editing Concepts and Concept-relations<text:tab/>6</text:p>
          <text:p text:style-name="P3">5.3 <text:s/>Moving and resizing<text:tab/>6</text:p>
          <text:p text:style-name="P2">6 <text:s/>Creating Contextual neighbourhoods and Hyperlinks<text:tab/>6</text:p>
          <text:p text:style-name="P3">6.1 <text:s/>Contextual neighbourhoods<text:tab/>6</text:p>
          <text:p text:style-name="P3">6.2 <text:s/>Hyperlinks<text:tab/>6</text:p>
          <text:p text:style-name="P2">7 <text:s/>Creating Content on Concepts<text:tab/>7</text:p>
          <text:p text:style-name="P2">8 <text:s/>Use-cases of Conzilla<text:tab/>7</text:p>
          <text:p text:style-name="P3">8.1 <text:s/>Fact Modelling a la ULM<text:tab/>7</text:p>
          <text:p text:style-name="P3">8.2 <text:s/>Activity Modelling a la ULM<text:tab/>7</text:p>
          <text:p text:style-name="P3">8.3 <text:s/>Use-case Modelling a la ULM<text:tab/>7</text:p>
          <text:p text:style-name="P3">8.4 <text:s/>State Modelling a la ULM<text:tab/>7</text:p>
          <text:p text:style-name="P3">8.5 <text:s/>Specifying a Schema via RDF Schema<text:tab/>7</text:p>
          <text:p text:style-name="P3">8.6 <text:s/>Relate to your friends yia FOAF<text:tab/>7</text:p>
          <text:p text:style-name="P3">8.7 <text:s/>Describe Learning Objects <text:s/>via RDF-IEEE/LOM<text:tab/>7</text:p>
          <text:p text:style-name="P2">9 <text:s/>Understanding the Underpinnings of Conzilla2<text:tab/>7</text:p>
          <text:p text:style-name="P3">9.1 <text:s/>Everything is RDF<text:tab/>8</text:p>
          <text:p text:style-name="P3">9.2 <text:s/>Understanding how Components are Stored<text:tab/>8</text:p>
          <text:p text:style-name="P3">9.3 <text:s/>Globally unique identifiers<text:tab/>8</text:p>
          <text:p text:style-name="P3">9.4 <text:s/>Identifiers for retrieving files<text:tab/>9</text:p>
          <text:p text:style-name="P3">9.5 <text:s/>The Resolving mechanism<text:tab/>9</text:p>
          <text:p text:style-name="P3">9.6 <text:s/>Style Information<text:tab/>10</text:p>
          <text:p text:style-name="P3">9.7 <text:s/>Available Types and the Type-Menu Configuration<text:tab/>10</text:p>
          <text:p text:style-name="P3">9.8 <text:s/>Avialable Form Based Metadata Editors – SHAME and Formlets<text:tab/>10</text:p>
          <text:p text:style-name="P3">9.9 <text:s/>The Agent is You<text:tab/>10</text:p>
          <text:p text:style-name="P2">10 <text:s/>Hacking Conzilla2<text:tab/>10</text:p>
          <text:p text:style-name="P3">10.1 <text:s/>The ConzillaKit and Other Important Classes<text:tab/>10</text:p>
          <text:p text:style-name="P3">10.2 <text:s/>Extras – a Kind of Plugins<text:tab/>10</text:p>
          <text:p text:style-name="P3">10.3 <text:s/>Tools – for Populating Menues and Toolbars<text:tab/>10</text:p>
          <text:p text:style-name="P3">10.4 <text:s/>Understanding the ContainerManager<text:tab/>10</text:p>
        </text:index-body>
      </text:table-of-content>
      <text:section text:style-name="Sect2" text:name="Section2">
        <text:p text:style-name="P4"/>
        <text:p text:style-name="P5"/>
        <text:h text:style-name="Heading_20_1" text:outline-level="1">Introduction</text:h>
        <text:p text:style-name="Standard">Conzilla is a concept browser aiming to be at least:</text:p>
        <text:list text:style-name="WW8Num2">
          <text:list-item>
            <text:p text:style-name="P6">an effective collaboration environment for knowledge management</text:p>
          </text:list-item>
          <text:list-item>
            <text:p text:style-name="P6">a flexible interface for editing and presenting information on the semantic web</text:p>
          </text:list-item>
        </text:list>
        <text:p text:style-name="P7"/>
        <text:p text:style-name="Standard"><text:span text:style-name="T1">Conzilla simplifies organization and presentation of electronically transmitted information by making it possible to investigate </text:span><text:span text:style-name="T2">concepts</text:span><text:span text:style-name="T1"> without loosing overview of their </text:span><text:span text:style-name="T2">context</text:span><text:span text:style-name="T1">.</text:span></text:p>
        <text:p text:style-name="P7"/>
        <text:p text:style-name="Standard"><text:span text:style-name="T1">Conzilla presents a selection of concept and concept-relations in a context with help of a specific form of maps, </text:span><text:span text:style-name="T2">context-maps</text:span><text:span text:style-name="T3">. The concepts, concept-relations and context-maps themselves can – beyond its graphical presentation – be described by </text:span><text:span text:style-name="T2">metadata</text:span><text:span text:style-name="T1">. Metadata is used</text:span><text:span text:style-name="T3"> to simplify understanding, clarify contexts or make agreements more explicit. Metadata</text:span> may include properties such as 'name', 'definition', 'context', 'purpose' etc, the exact <text:span text:style-name="T3">set of properties used varies with the type of the </text:span>concept, concept-relation or context-map at hand.</text:p>
        <text:p text:style-name="P7"/>
        <text:p text:style-name="Standard"><text:span text:style-name="T1">Apart from the metadata it is also possible to attach </text:span><text:span text:style-name="T2">content</text:span><text:span text:style-name="T1"> to concepts and concept-relations. Content is typically webpages, images, movies, references to books or geographical places etc.</text:span></text:p>
        <text:p text:style-name="P7"/>
        <text:p text:style-name="Standard"><text:span text:style-name="T1">Conzilla automatically detects when the same concept occurs in several context-maps and allows you to </text:span><text:span text:style-name="T2">navigate</text:span><text:span text:style-name="T1"> between them. There is also regular hyperlinks, which provides the possibility to link a concept or concept-relation to another specific context-map.</text:span></text:p>
        <text:p text:style-name="P7"/>
        <text:p text:style-name="P7">The basic principles for how a concept browser operates have been developed by the KMR group under the lead of Ambjörn Naeve since 1997. Conzilla is developed under an open source license and provided at no cost, for more information see http://www.conzilla.org.</text:p>
        <text:h text:style-name="Heading_20_1" text:outline-level="1">Browsing Context-maps</text:h>
        <text:p text:style-name="Text_20_body">First, when Conzilla is started you are by default in browse mode, which allows you to navigate among context-maps. Browsing also includes the option to look deeper into individual concepts, concept-relations, and their content. Second, the first context-map you see is included with the installation. This start context-map is provided with the intention to show different combinations of conceptual modeling, most of which are inspired by UML.</text:p>
        <text:p text:style-name="First_20_line_20_indent">When you start to inspect the context-map, observe that there are sometimes hyperlinks on concepts and concept-relations. A hyperlink is always marked with a thick brown line and leads you to another context-map. If you <text:span text:style-name="T4">double-click</text:span> on a hyperlink you will be transported to the linked to context-map. Furthermore, you can go back to the previous map by clicking the back button in the toolbar. If you <text:span text:style-name="T4">single-click</text:span> a hyperlink you will get the linked to context-map as a half transparent preview overlayed on the current context-map.</text:p>
        <text:p text:style-name="First_20_line_20_indent">Beyond hyperlinking there are three ways to inspect concepts and concept-relations<text:span text:style-name="Footnote_20_anchor"><text:note text:id="ftn1" text:note-class="footnote"><text:note-citation>1</text:note-citation><text:note-body><text:p text:style-name="Footnote">In the rest of the chapter I will write only concept when I mean concept <text:span text:style-name="T4">and</text:span> concept-relation</text:p></text:note-body></text:note></text:span>, all of which are available in the right-click popup-menu:</text:p>
        <text:p text:style-name="P8"><text:span text:style-name="T5">Surf</text:span> – shows the <text:span text:style-name="T4">contextual neighbourhood</text:span> of the concept, i.e. all other maps this concept occurs in.</text:p>
        <text:p text:style-name="P8"><text:span text:style-name="T5">View</text:span> – allows the user to inspect a list of content tied to a specific concept. The content may be anything from webpages to physical books or people. Obviously webpages are digital resources that are retrievable and possible to inspect directly – typically with the aid of a regular webbrowser. Books or people on the other hand are not neccessarilly digital objects and it is only their metadata – describing information – that can be inspected directly for sure. Since even webpages can <text:s/>have metadata we will always list content with the help of metadata first. Secondly, in the case when the content is a digital resource, it is possible to proceed to the resource itself.</text:p>
        <text:p text:style-name="P8"><text:span text:style-name="T5">Info</text:span> – allows the user to bring up further information (metadata) on concepts. A concept is in most cases shown with a label in box of some kind which indirectly conveys the type. But beyond the label and the type there might be a description, a definition, a purpose, a context, a date of creation / modification, an author etc. When choosing info a metadata inspector will popup, allowing you to inspect this information in detail. Part of this information is displayed as transparent popups in the context-map as a result of the mouse hovering over the concept.</text:p>
        <text:p text:style-name="P9">dsakdjska</text:p>
        <text:h text:style-name="Heading_20_1" text:outline-level="1">Construction of a Hello World Context-map</text:h>
        <text:p text:style-name="Text_20_body">Lets construct a new map, edit it (i.e. add some concepts and concept-relations), save it, and find the map again after we have restarted Conzilla. </text:p>
        <text:h text:style-name="Heading_20_2" text:outline-level="2">Creating a Context-map</text:h>
        <text:list text:style-name="WW8Num3">
          <text:list-item>
            <text:p text:style-name="P10">From the <text:span text:style-name="T5">File menu</text:span><text:span text:style-name="T6">, choose </text:span><text:span text:style-name="T5">new map</text:span>.</text:p>
          </text:list-item>
          <text:list-item>
            <text:p text:style-name="P10">In the wizard that appears choose the <text:span text:style-name="T5">default</text:span><text:span text:style-name="T6"> session and press </text:span><text:span text:style-name="T5">finish</text:span><text:span text:style-name="T6">.</text:span></text:p>
          </text:list-item>
          <text:list-item>
            <text:p text:style-name="P10"><text:span text:style-name="T7">You will now see a new context-map in </text:span><text:span text:style-name="T4">edit-mode</text:span><text:span text:style-name="T7"> and a metadata form where you can fill in information about the context-map.</text:span></text:p>
          </text:list-item>
          <text:list-item>
            <text:p text:style-name="P11">Fill in a title in the metadata form, then close the window.</text:p>
          </text:list-item>
          <text:list-item>
            <text:p text:style-name="P10"><text:span text:style-name="T7">The context-map should now have the title you just entered at the top of the window. If you want to change the title later just right click in the background of the map and choose </text:span><text:span text:style-name="T8">edit info</text:span><text:span text:style-name="T7">.</text:span></text:p>
          </text:list-item>
        </text:list>
        <text:p text:style-name="Standard"><draw:frame draw:style-name="fr1" draw:name="graphics1" text:anchor-type="char" svg:x="0.311in" svg:y="0in" svg:width="6.1091in" svg:height="3.0992in" draw:z-index="0"><draw:image xlink:href="../pics/editMap-init2.png" xlink:type="simple" xlink:show="embed" xlink:actuate="onLoad"/></draw:frame></text:p>
        <text:h text:style-name="Heading_20_2" text:outline-level="2">Editing the Context-map</text:h>
        <text:p text:style-name="Text_20_body">Lets create two concepts named 'Hello' and 'World' and then an association between them:</text:p>
        <text:list text:style-name="WW8Num4">
          <text:list-item>
            <text:list>
              <text:list-item>
                <text:p text:style-name="P12">Create a concept by choosing 'concept' in the toolbar to the right and click in the map.</text:p>
              </text:list-item>
              <text:list-item>
                <text:p text:style-name="P13">Create a second concept.</text:p>
              </text:list-item>
              <text:list-item>
                <text:p text:style-name="P12">Double click on the concepts to edit their titles, change them to 'Hello' and 'World'. </text:p>
              </text:list-item>
              <text:list-item>
                <text:p text:style-name="P12">If needed move the concepts or resize them by single clicking on them and use the handles in the corners.</text:p>
              </text:list-item>
              <text:list-item>
                <text:p text:style-name="P13">Create a association between the concepts by choosing 'Association' in the toolbar to the right and single click first the 'Hello' and second the 'World' concept.</text:p>
              </text:list-item>
              <text:list-item>
                <text:p text:style-name="P12">If necessary the association can be arranged via the handles (new handles can be added to the line if the <text:span text:style-name="T5">new handle button</text:span> is selected in the top toolbar). The line can also be curved / straightenedby choosing the <text:span text:style-name="T5">curve line / straighten line</text:span> option in the lines context menu (right click with the mouse on the line).</text:p>
              </text:list-item>
            </text:list>
          </text:list-item>
        </text:list>
        <text:p text:style-name="Text_20_body"/>
        <text:p text:style-name="Text_20_body"><draw:frame draw:style-name="fr1" draw:name="graphics2" text:anchor-type="char" svg:x="0.9563in" svg:y="0in" svg:width="3.6098in" svg:height="3.0146in" draw:z-index="1"><draw:image xlink:href="../pics/editMap-edit_line.png" xlink:type="simple" xlink:show="embed" xlink:actuate="onLoad"/></draw:frame>Finally, click the <text:span text:style-name="T5">save button</text:span> in the toolbar (looks like a diskette).</text:p>
        <text:h text:style-name="Heading_20_2" text:outline-level="2">Opening a previously created Context-map</text:h>
        <text:p text:style-name="Text_20_body">Restart Conzilla, and choose <text:span text:style-name="T5">open map</text:span> in the <text:span text:style-name="T5">file menu</text:span>. Select the file which ends with providedEditableModel.rdf (the default session was responsible for choosing this file to save in) and select the context-map you just created and open it. If you want to edit the context-map again just select <text:span text:style-name="T5">edit</text:span> from the <text:span text:style-name="T5">file menu</text:span>.</text:p>
        <text:h text:style-name="Heading_20_1" text:outline-level="1">Setting up Your Work Environment – Configuring a Session</text:h>
        <text:p text:style-name="Text_20_body">First, you should note that session are only needed when editing context-maps. Especially, if you just want to test editing and quickly get started the provided 'default' session is probably enough for your needs, see chapter 3 for how to use it. However, if you plan to create context-maps that other should be able to access, e.g. by publishing them on a server, you should read on below.</text:p>
        <text:p text:style-name="Text_20_body">In this section we will first describe how you create a session quickly. Then we go into some details on how context-map are stored and continue with explaining the use of globally unique identifiers. Finally, we describe how sessions works and relives you of these details.</text:p>
        <text:p text:style-name="Text_20_body"/>
        <text:p text:style-name="Text_20_body">To lessen the verbosity in writing we introduce the term <text:span text:style-name="T4">component</text:span> for refering to either context-maps, concepts or concept-relations.</text:p>
        <text:h text:style-name="Heading_20_2" text:outline-level="2">How to create a session</text:h>
        <text:p text:style-name="Text_20_body">First, before we start create to create the session, we briefly go through why you have to specify a <text:span text:style-name="T4">namespace</text:span>, i.e. a base-url like <text:a xlink:type="simple" xlink:href="http://kmr.nada.kth.se/people/matthias/"><text:span text:style-name="Internet_20_link">http://kmr.nada.kth.se/people/matthias/</text:span></text:a> in the session. Secondly, we give a step by step instruction for how to create a session (we will use a simplified wizard so don't fret).</text:p>
        <text:p text:style-name="Text_20_body">The namespace is used for generating globally unique identifiers for your components. The most important thing when choosing the namespace is that it should not be used by anyone else, because if it where you would risk that your component would be mixed up with somebody elses. A reccomendation is to choose a namespace that you have control over, e.g. a subdirectory of where your homepage resides.</text:p>
        <text:p text:style-name="Text_20_body">Sessions are most easily created in the context of creating new maps:</text:p>
        <text:p text:style-name="Text_20_body"/>
        <text:p text:style-name="Standard"><text:span text:style-name="T6"><text:s text:c="3"/>1. From the </text:span><text:span text:style-name="T5">File menu</text:span><text:span text:style-name="T6">, choose </text:span><text:span text:style-name="T5">new map</text:span><text:span text:style-name="T6">.</text:span><text:line-break/></text:p>
        <table:table table:name="Table1" table:style-name="Table1">
          <table:table-column table:style-name="Table1.A"/>
          <table:table-column table:style-name="Table1.B"/>
          <table:table-header-rows>
            <table:table-row table:style-name="Table1.1">
              <table:table-cell table:style-name="Table1.A1" office:value-type="string">
                <text:p text:style-name="P14"><draw:frame draw:style-name="fr2" draw:name="graphics3" text:anchor-type="char" svg:x="0.0008in" svg:y="0in" svg:width="2.9508in" svg:height="0.9689in" draw:z-index="2"><draw:image xlink:href="../pics/newMapWZ.png" xlink:type="simple" xlink:show="embed" xlink:actuate="onLoad"/></draw:frame></text:p>
                <text:p text:style-name="Standard"><text:span text:style-name="T6">2. In the wizard that appears click the </text:span><text:span text:style-name="T5">create new session </text:span><text:span text:style-name="T6">button.</text:span></text:p>
              </table:table-cell>
              <table:table-cell table:style-name="Table1.A1" office:value-type="string">
                <text:p text:style-name="P14"><draw:frame draw:style-name="fr2" draw:name="graphics4" text:anchor-type="char" svg:x="0in" svg:y="0in" svg:width="2.952in" svg:height="1.3134in" draw:z-index="3"><draw:image xlink:href="../pics/newSessionWZ-name.png" xlink:type="simple" xlink:show="embed" xlink:actuate="onLoad"/></draw:frame></text:p>
                <text:p text:style-name="Standard"><text:span text:style-name="T6">3. Give the session a name and press </text:span><text:span text:style-name="T5">next</text:span><text:span text:style-name="T6">.</text:span></text:p>
              </table:table-cell>
            </table:table-row>
          </table:table-header-rows>
          <table:table-row table:style-name="Table1.1">
            <table:table-cell table:style-name="Table1.A1" office:value-type="string">
              <text:p text:style-name="P15"><draw:frame draw:style-name="fr3" draw:name="graphics5" text:anchor-type="char" svg:width="2.9508in" svg:height="1.3091in" draw:z-index="4"><draw:image xlink:href="../pics/newSessionWZ-namespace.png" xlink:type="simple" xlink:show="embed" xlink:actuate="onLoad"/></draw:frame></text:p>
              <text:p text:style-name="Standard"><text:span text:style-name="T9">4. Give a namespace for the session and press </text:span><text:span text:style-name="T8">finish</text:span><text:span text:style-name="T9">.</text:span></text:p>
            </table:table-cell>
            <table:table-cell table:style-name="Table1.A1" office:value-type="string">
              <text:p text:style-name="P15"><draw:frame draw:style-name="fr3" draw:name="graphics6" text:anchor-type="char" svg:width="2.952in" svg:height="0.9492in" draw:z-index="5"><draw:image xlink:href="../pics/newMapWZ-finish.png" xlink:type="simple" xlink:show="embed" xlink:actuate="onLoad"/></draw:frame></text:p>
              <text:p text:style-name="Standard"><text:span text:style-name="T9">5. Back in the original wizard your newly created session is choosen and you can go along and create a context-map directly, or abort, via the </text:span><text:span text:style-name="T8">cancel</text:span><text:span text:style-name="T9"> button, the newly created session is stored and can be used at a later time.</text:span></text:p>
            </table:table-cell>
          </table:table-row>
        </table:table>
        <text:p text:style-name="Text_20_body">When using this session to create components the information will, by default, be stored locally in the conzilla directory (not the installation directory). When pressing finish, in step 4 above, the session is created with this reasonable default. If this default, and other minor details of the session configuration, is unacceptable more thorough configuration can be given by stepping through the rest of the wizard. However, for a more thorough understanding of what is configured we recommend that you read through section 7 first.</text:p>
        <text:h text:style-name="Heading_20_2" text:outline-level="2">Whats in a Session</text:h>
        <text:p text:style-name="Text_20_body">A session consists of:</text:p>
        <text:list text:style-name="WW8Num5">
          <text:list-item>
            <text:list>
              <text:list-item>
                <text:p text:style-name="P16">A session title.</text:p>
              </text:list-item>
              <text:list-item>
                <text:p text:style-name="P16">The concept base URI (to be used when generating URIs for concepts and concept-relations).</text:p>
              </text:list-item>
              <text:list-item>
                <text:p text:style-name="P16">The layout base URI (to be used when generating the context-map internal graphics (layouts)).</text:p>
              </text:list-item>
              <text:list-item>
                <text:p text:style-name="P16">The information file (for storing titles etc. of concepts and concept-relations).</text:p>
              </text:list-item>
              <text:list-item>
                <text:p text:style-name="P16">The presentation file (for storing the context-map information graphical layout etc.).</text:p>
              </text:list-item>
            </text:list>
          </text:list-item>
        </text:list>
        <text:p text:style-name="Text_20_body">In the wizard described in the subsection 4.1 the namespace given in step 4 are used to fill in sensible values for everything but the sessions title. The wizard do allow you to specify the concept and layout base URI exactly by clicking the 'More Details' in step 4 of the wizard. Furthermore, if you go on and click next instead of finish in step 4 you will be able to fill in the 4 and 5 above in detail as well.</text:p>
        <text:h text:style-name="Heading_20_1" text:outline-level="1">Creating and Editing Concepts and Concept-relations in Context-maps</text:h>
        <text:h text:style-name="Heading_20_2" text:outline-level="2">Creating Concepts and Concept-relations</text:h>
        <text:h text:style-name="Heading_20_2" text:outline-level="2">Editing Concepts and Concept-relations</text:h>
        <text:h text:style-name="Heading_20_2" text:outline-level="2">Moving and resizing</text:h>
        <text:h text:style-name="Heading_20_1" text:outline-level="1">Creating Contextual neighbourhoods and Hyperlinks</text:h>
        <text:p text:style-name="First_20_line_20_indent">In conzilla there are two ways to move between context-maps, contextual neighbourhood and hyperlinks. In this chapter we will first see how contextual neighbourhoods works and how they are implicitly created. Second, we will see how to do hyperlinks.</text:p>
        <text:h text:style-name="Heading_20_2" text:outline-level="2">Contextual neighbourhoods</text:h>
        <text:p text:style-name="First_20_line_20_indent">A contextual neighbourhood is a list of context-maps that have a specific concept in common. Hence, in the concept browser you can swith to another context-map by right-clicking on a concept and then choosing a context-map (a contextual neighbourhood) from the list displayed. This list of context-maps cannot be manipulated directly, though it is of course affected by how concepts are reused across context-maps. Note, that it is impossible to know that the list of contextual neighbourhood is complete, i.e. that all context-maps that reuses a specific concept is therein. It might always be the case that someone reused a concept without your knowledge. The list of contextual neighbourhoods that you will see dependens on the browsers knowledge, i.e. which sources it has loaded.</text:p>
        <text:h text:style-name="Heading_20_2" text:outline-level="2">Hyperlinks</text:h>
        <text:p text:style-name="First_20_line_20_indent">Hyperlinks are, contrary to the contextual neighbourhoods, under the direct control of the context-map creator. A hyperlink is a link <text:span text:style-name="T4">to</text:span> a context-map going <text:span text:style-name="T4">from</text:span> a concepts in a specific context-map. Observe:</text:p>
        <text:list text:style-name="WW8Num6">
          <text:list-item>
            <text:p text:style-name="P17">A concept may have different hyperlinks in different context-maps.</text:p>
          </text:list-item>
          <text:list-item>
            <text:p text:style-name="P17">There is only one hyperlink on a concept in a specific context-map.</text:p>
          </text:list-item>
          <text:list-item>
            <text:p text:style-name="P17">A hyperlink does always point to an entire context-map.</text:p>
          </text:list-item>
        </text:list>
        <text:p text:style-name="First_20_line_20_indent">To create or change a hyperlink you have to choose <text:span text:style-name="T5">edit hyperlink</text:span> in the edit-menu over a specific concept and then specify the identifier (URI) of the context-map you want to link to. In more detail this can be achieved by:</text:p>
        <text:list text:style-name="WW8Num7">
          <text:list-item>
            <text:p text:style-name="P18">Copy the identifier (URI) of the context-map you want to link to into the clipboard. The best way to do this is by right-clicking in the background of the context-map you want to link to and choose <text:span text:style-name="T5">copy</text:span><text:span text:style-name="T6"> in the menu that pops up</text:span>.</text:p>
          </text:list-item>
          <text:list-item>
            <text:p text:style-name="P18">Switch the context-map where you want add the hyperlink into edit-mode. You do this by choosing <text:span text:style-name="T5">edit</text:span> in the <text:span text:style-name="T5">File-menu</text:span>.</text:p>
          </text:list-item>
          <text:list-item>
            <text:p text:style-name="P18">Add the hyperlink. This is achieved by right clicking on the concept where the hyperlink should be and choose <text:span text:style-name="T5">edit hyperlink</text:span> in the menu that appears. In the dialog that pops up, press <text:span text:style-name="T5">paste</text:span> to paste the context-map identifier from the clipboard. Press <text:span text:style-name="T5">ok</text:span><text:span text:style-name="T6"> to close the dialog</text:span>.</text:p>
          </text:list-item>
          <text:list-item>
            <text:p text:style-name="P18">Save you changes (optionally, this can of course wait if you want to do more changes first). This is done by pressing the save tool (looks like a diskette) in the toolbar.</text:p>
          </text:list-item>
        </text:list>
        <text:p text:style-name="Text_20_body">To see the result you have to go into browse mode (choose <text:span text:style-name="T5">browse</text:span> in the <text:span text:style-name="T5">File-menu</text:span>) and then you will notice that the concept now is clickable. A single click will show you a small half transparant preview of the linked to context-map as an overlay, a double click will take you there.</text:p>
        <text:h text:style-name="Heading_20_1" text:outline-level="1">Creating Content on Concepts</text:h>
        <text:h text:style-name="Heading_20_1" text:outline-level="1">Use-cases of Conzilla</text:h>
        <text:h text:style-name="Heading_20_2" text:outline-level="2">Fact Modelling a la ULM</text:h>
        <text:h text:style-name="Heading_20_2" text:outline-level="2">Activity Modelling a la ULM</text:h>
        <text:h text:style-name="Heading_20_2" text:outline-level="2">Use-case Modelling a la ULM</text:h>
        <text:h text:style-name="Heading_20_2" text:outline-level="2">State Modelling a la ULM</text:h>
        <text:h text:style-name="Heading_20_2" text:outline-level="2">Specifying a Schema via RDF Schema</text:h>
        <text:h text:style-name="Heading_20_2" text:outline-level="2">Relate to your friends yia FOAF</text:h>
        <text:h text:style-name="Heading_20_2" text:outline-level="2">Describe Learning Objects <text:s/>via RDF-IEEE/LOM</text:h>
        <text:p text:style-name="Standard"/>
        <text:h text:style-name="Heading_20_1" text:outline-level="1">Understanding the Underpinnings of Conzilla2</text:h>
        <text:p text:style-name="Text_20_body">As Conzilla has been developed in a research context we have put quite a lot of effort into the design. The result includes stylesheets for flexible presentations, SHAME generated forms for editing and presenting metadata, persistent identifiers for avoiding broken links, collaboration by allowing context-maps to be spread out, RDF for interoperability, and a plugin system for allowing extensions. In this chapter we will go through these 'underpinnings', explain how they work and what they are good for.</text:p>
        <text:h text:style-name="Heading_20_2" text:outline-level="2">Everything is RDF</text:h>
        <text:h text:style-name="Heading_20_2" text:outline-level="2">Understanding how Components are Stored</text:h>
        <text:p text:style-name="Text_20_body">A context-map consists of a list of concept and concept-relations and their graphical layout information, this is stored in a <text:span text:style-name="T4">presentation container</text:span>. The concepts and concept-relations as well as descriptive information around them like titles and descriptions are stored in an <text:span text:style-name="T4">information container</text:span>. Both presentation and information containers are realized as files on your harddrive (or on a server accessible via ftp). Note that the presentation and information containers can be the same file. For simplicity, we will from now on refer to containers as files. </text:p>
        <text:p text:style-name="Text_20_body">In the way we store the various components there is no direct correspondence to individual files:</text:p>
        <text:list text:style-name="WW8Num8">
          <text:list-item>
            <text:list>
              <text:list-item>
                <text:p text:style-name="P19">Several components can be store in the same file.</text:p>
              </text:list-item>
              <text:list-item>
                <text:p text:style-name="P19">Components can be divided into parts and stored in several files.</text:p>
              </text:list-item>
            </text:list>
          </text:list-item>
        </text:list>
        <text:p text:style-name="Text_20_body">The last point is especially important, e.g. if people want to collaborate around context-maps. More specifically spreading out components in separate files are useful when it is important to:</text:p>
        <text:list text:style-name="WW8Num9">
          <text:list-item>
            <text:list>
              <text:list-item>
                <text:p text:style-name="P20">Preserve the origin of information</text:p>
              </text:list-item>
              <text:list-item>
                <text:p text:style-name="P20">Allow people to edit maps without requiring edit rights of the original files.</text:p>
              </text:list-item>
              <text:list-item>
                <text:p text:style-name="P20">Avoiding local copies of maps when people contributes to them.</text:p>
              </text:list-item>
              <text:list-item>
                <text:p text:style-name="P20">Minimize the risk of disrupting the information other have contributed.</text:p>
              </text:list-item>
              <text:list-item>
                <text:p text:style-name="P20">Support a multitude of opinions.</text:p>
              </text:list-item>
              <text:list-item>
                <text:p text:style-name="P20">Provide the basis for a more finegrained publication process.</text:p>
              </text:list-item>
            </text:list>
          </text:list-item>
        </text:list>
        <text:h text:style-name="Heading_20_2" text:outline-level="2">Globally unique identifiers</text:h>
        <text:p text:style-name="Text_20_body">Every component have an identifier in the form of a URI. The identifiers are used for:</text:p>
        <text:list text:style-name="WW8Num10">
          <text:list-item>
            <text:list>
              <text:list-item>
                <text:p text:style-name="P21">expressing concept-relations.</text:p>
              </text:list-item>
              <text:list-item>
                <text:p text:style-name="P21">referencing the concepts and concept-relations the context-map wants to present.</text:p>
              </text:list-item>
              <text:list-item>
                <text:p text:style-name="P21">specifying hyperlinks between context-maps.</text:p>
              </text:list-item>
              <text:list-item>
                <text:p text:style-name="P21">gathering information for components that are spread out.</text:p>
              </text:list-item>
              <text:list-item>
                <text:p text:style-name="P21">etc.</text:p>
              </text:list-item>
            </text:list>
          </text:list-item>
        </text:list>
        <text:p text:style-name="Text_20_body">As you see, identifiers are vital to the inner workings of components. The decision to allow components to be spread out in different files has as a consequence that if two concepts have the same identifier – they are the same component. Hence, making sure that identifiers are globally unique is vital (unless you want to add to existing components). As suggested above you should use a namespace over which you have control, e.g. a subdirectory of where you homepage resides. </text:p>
        <text:p text:style-name="Text_20_body"/>
        <text:p text:style-name="Text_20_body">Observe that we do not require that the identifiers of the components are URLs, i.e. that the identifiers scheme specifies a way to retrieve the component. Clearly this would make little sense if the components are spread out in different files. Instead, whenever a compoent is referenced via its identifier it is accompanied with a list of files to load if it is not obvious from the situation. Such a list is doomed to be incomplete at least for widely used components. This is clearly a limitation of the management of components. It should be noted that the limitation is unavoidable if you want the freedom to express your opinions or extend what other people have done in a distributed manner. A solution where you voluntarily register your extensions when you want others to find them is planned but not yet realized. It is also interesting to consiously leave certain files out for looking on a component from a certain perspective.</text:p>
        <text:h text:style-name="Heading_20_2" text:outline-level="2">Identifiers for retrieving files</text:h>
        <text:p text:style-name="Text_20_body">When you follow a link in a webbrowser it loads the page linked to. Similarly, when you follow a link in a context-map you must load the files where the context-map and the concepts and concept-relations it presents is expressed. This requires that the files must have identifiers that allows you to retrieve the files themselves. Hence, just like components we require that files have globally unique identifiers, URIs. More specifically, we require that it is well defined how to load a file given its identifier. In more formal terms this means that the file identifier should be a URL or alternatively be a URI that is resolvable into a URL.</text:p>
        <text:p text:style-name="First_20_line_20_indent">A general principle is that when people are in the creative process of creating components, i.e. context-maps, concepts and concept-relations, they should be protected from technical details as far as possible. More concretely, we belive that it is acceptable to specify a globally unique identifier-base at the start from where all globally unique identifiers will be generated (as we do in the sessions). However, we do not belive that it is acceptable to force people to decide on the exact location of the files before they start.</text:p>
        <text:p text:style-name="First_20_line_20_indent"><text:s text:c="2"/>Hence, we do not want the file identifiers to be URLs since we belive it would among other things inhibit the creative process. The latter approach, with a resolving mechanism, is a bit more complicated and involves an intermediate resolving step every time a file should be loaded as well as administrating and keeping the resolving mechanism up to date. However, the resolving mechanism has other benefits:</text:p>
        <text:list text:style-name="WW8Num11">
          <text:list-item>
            <text:list>
              <text:list-item>
                <text:p text:style-name="P22">files can be referenced from the start, no need to know the physical server they will be stored on eventually (i.e. you do not need to know the domain name and the path to your storage space on the server in advance).</text:p>
              </text:list-item>
              <text:list-item>
                <text:p text:style-name="P22">if files are moved to another place you need only change in the resolving mechanism, avoiding breaking references. This is especially important in the case when others have referenced your work and you have no possibility of changing those references yourself (except contacting people that are responsible for those refereces).</text:p>
              </text:list-item>
            </text:list>
          </text:list-item>
        </text:list>
        <text:p text:style-name="Text_20_body">Another argument for using a resolving mechanism is the absense of relative links in the underlying representation format (RDF), this makes it harder to sustain referencers integrity when moving large sets of files. (Relative links are often used when building html web-sites, allowing you to move sets of pages between systems without breaking internal links.) </text:p>
        <text:h text:style-name="Heading_20_2" text:outline-level="2">The Resolving mechanism</text:h>
        <text:p text:style-name="Text_20_body">To specify for every indentifier individually how it resolves into a URL is certainly possible, though not that efficient. Instead we provide a specific identifier lookup scheme. Currently, the only scheme supported is the URN:PATH scheme.</text:p>
        <text:p text:style-name="Text_20_body">Lets consider how to load a file with the identifier “urn:path:/org/conzilla/people/matthias/info.rdf” when the lookup-table looks like the following:</text:p>
        <table:table table:name="Table2" table:style-name="Table2">
          <table:table-column table:style-name="Table2.A"/>
          <table:table-column table:style-name="Table2.B"/>
          <table:table-header-rows>
            <table:table-row table:style-name="Table2.1">
              <table:table-cell table:style-name="Table2.A1" office:value-type="string">
                <text:p text:style-name="P23">Path:</text:p>
              </table:table-cell>
              <table:table-cell table:style-name="Table2.B1" office:value-type="string">
                <text:p text:style-name="P23">Base URI:</text:p>
              </table:table-cell>
            </table:table-row>
          </table:table-header-rows>
          <table:table-row table:style-name="Table2.1">
            <table:table-cell table:style-name="Table2.A2" office:value-type="string">
              <text:p text:style-name="P23">/org/conzilla/people</text:p>
            </table:table-cell>
            <table:table-cell table:style-name="Table2.B2" office:value-type="string">
              <text:p text:style-name="P23">http://www.conzilla.org/people/</text:p>
            </table:table-cell>
          </table:table-row>
          <table:table-row table:style-name="Table2.1">
            <table:table-cell table:style-name="Table2.A2" office:value-type="string">
              <text:p text:style-name="P23">/org/conzilla</text:p>
            </table:table-cell>
            <table:table-cell table:style-name="Table2.B2" office:value-type="string">
              <text:p text:style-name="P23">file:///home/matthias/conzilla/</text:p>
            </table:table-cell>
          </table:table-row>
        </table:table>
        <text:p text:style-name="Text_20_body">The largest match between the identifier and the path column is '/org/conzilla/people'. We now replace the path in the identifier with the corresponding base URI (we have to remove the 'urn:path' at the beginning of the identifier as well). We end up with a URL, <text:s/>'<text:a xlink:type="simple" xlink:href="http://www.conzilla.org/people/matthias/info.rdf"><text:span text:style-name="Internet_20_link">http://www.conzilla.org/people/matthias/info.rdf'</text:span></text:a>.</text:p>
        <text:p text:style-name="Text_20_body"/>
        <text:p text:style-name="Text_20_body"><text:span text:style-name="T5">Observation1:</text:span> You do not need to use urn:paths for the context-maps, concepts or concept-relations, only for containers, i.e. things that are actually stored and retrieved.</text:p>
        <text:p text:style-name="Text_20_body"><text:span text:style-name="T5">Observation2:</text:span> Everything that should have an identifier should be a URI, you have probably encountered the URLs (e.g. <text:a xlink:type="simple" xlink:href="http://www.example.com/"><text:span text:style-name="Internet_20_link">http://www.example.com</text:span></text:a>) which are a kind of URIs. URN:PATHs are another kind of URIs.</text:p>
        <text:p text:style-name="Text_20_body"><text:span text:style-name="T5">Observation3:</text:span> Consequently, the context-maps, concepts and concept-relations all have URIs for identifiers but they are generated automatically from a specified base which are given in the session.</text:p>
        <text:h text:style-name="Heading_20_2" text:outline-level="2">Style Information</text:h>
        <text:h text:style-name="Heading_20_2" text:outline-level="2">Available Types and the Type-Menu Configuration</text:h>
        <text:h text:style-name="Heading_20_2" text:outline-level="2">Avialable Form Based Metadata Editors – SHAME and Formlets</text:h>
        <text:h text:style-name="Heading_20_2" text:outline-level="2">The Agent is You</text:h>
        <text:h text:style-name="Heading_20_1" text:outline-level="1">Hacking Conzilla2</text:h>
        <text:h text:style-name="Heading_20_2" text:outline-level="2">The ConzillaKit and Other Important Classes</text:h>
        <text:h text:style-name="Heading_20_2" text:outline-level="2">Extras – a Kind of Plugins</text:h>
        <text:h text:style-name="Heading_20_2" text:outline-level="2">Tools – for Populating Menues and Toolbars</text:h>
        <text:h text:style-name="Heading_20_2" text:outline-level="2">Understanding the ContainerManager</text:h>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 svg:font-family="Symbol" style:font-charset="x-symbol"/>
    <style:font-face style:name="Lucidasans1" svg:font-family="Lucidasans"/>
    <style:font-face style:name="StarSymbol1" svg:font-family="StarSymbol, 'Arial Unicode MS'"/>
    <style:font-face style:name="Cumberland" svg:font-family="Cumberland, 'Courier New'" style:font-family-generic="modern"/>
    <style:font-face style:name="Arial" svg:font-family="Arial" style:font-pitch="variable"/>
    <style:font-face style:name="HG Mincho Light J" svg:font-family="'HG Mincho Light J'" style:font-pitch="variable"/>
    <style:font-face style:name="Lucidasans" svg:font-family="Lucidasans"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imes New Roman" fo:font-size="12pt" fo:language="en" fo:country="US" style:font-name-asian="Aria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text-autospace="ideograph-alpha" style:punctuation-wrap="hanging" style:line-break="strict"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style>
    <style:style style:name="Text_20_body" style:display-name="Text body" style:family="paragraph" style:parent-style-name="Standard" style:next-style-name="First_20_line_20_indent" style:class="text">
      <style:paragraph-properties fo:margin-top="0in" fo:margin-bottom="0in" fo:line-height="120%" fo:text-align="justify" style:justify-single-word="false" fo:hyphenation-ladder-count="no-limit"/>
      <style:text-properties fo:hyphenate="true" fo:hyphenation-remain-char-count="2" fo:hyphenation-push-char-count="2"/>
    </style:style>
    <style:style style:name="First_20_line_20_indent" style:display-name="First line indent" style:family="paragraph" style:parent-style-name="Text_20_body" style:class="text">
      <style:paragraph-properties fo:margin-left="0in" fo:margin-right="0in" fo:text-align="start" style:justify-single-word="false"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horndale" fo:font-size="14pt" fo:font-weight="bold" style:font-name-asian="HG Mincho Light J" style:font-size-asian="14pt" style:font-weight-asian="bold"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7.5pt" fo:font-weight="bold" style:font-size-asian="17.5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text-indent="0in" style:auto-text-indent="false"/>
      <style:text-properties fo:font-size="14.5pt" style:font-size-asian="14.5pt" style:font-size-complex="14pt" style:font-style-complex="italic" style:font-weight-complex="bold"/>
    </style:style>
    <style:style style:name="Heading_20_3" style:display-name="Heading 3" style:family="paragraph" style:parent-style-name="Heading" style:next-style-name="Text_20_body" style:class="text">
      <style:text-properties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1654in" fo:margin-bottom="0in"/>
      <style:text-properties fo:font-size="12pt" style:font-size-asian="12pt" style:font-size-complex="12pt" style:font-style-complex="italic" style:font-weight-complex="bold"/>
    </style:style>
    <style:style style:name="Heading_20_5" style:display-name="Heading 5" style:family="paragraph" style:parent-style-name="Heading" style:next-style-name="Text_20_body" style:class="text">
      <style:paragraph-properties fo:margin-top="0.1654in" fo:margin-bottom="0in"/>
      <style:text-properties fo:font-size="12pt" style:font-size-asian="12pt" style:font-size-complex="12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e" style:family="paragraph" style:parent-style-name="Text_20_body" style:next-style-name="Text_20_body">
      <style:paragraph-properties fo:margin-left="0.3937in" fo:margin-right="0.3937in" fo:margin-top="0.0783in" fo:margin-bottom="0.0783in" fo:text-indent="0in" style:auto-text-indent="false"/>
    </style:style>
    <style:style style:name="quotation" style:family="paragraph" style:parent-style-name="Text_20_body" style:next-style-name="Text_20_body">
      <style:paragraph-properties fo:margin-left="0.3937in" fo:margin-right="0.3937in" fo:text-indent="0.1965in" style:auto-text-indent="false"/>
    </style:style>
    <style:style style:name="flushleft" style:family="paragraph" style:parent-style-name="Text_20_body" style:next-style-name="Text_20_body">
      <style:paragraph-properties fo:margin-top="0.0783in" fo:margin-bottom="0.0783in" fo:text-align="start" style:justify-single-word="false"/>
    </style:style>
    <style:style style:name="flushright" style:family="paragraph" style:parent-style-name="Text_20_body" style:next-style-name="Text_20_body">
      <style:paragraph-properties fo:margin-top="0.0783in" fo:margin-bottom="0.0783in" fo:text-align="end" style:justify-single-word="false"/>
    </style:style>
    <style:style style:name="center" style:family="paragraph" style:parent-style-name="Text_20_body" style:next-style-name="Text_20_body">
      <style:paragraph-properties fo:margin-top="0.0783in" fo:margin-bottom="0.0783in" fo:text-align="center" style:justify-single-word="false"/>
    </style:style>
    <style:style style:name="verse" style:family="paragraph" style:parent-style-name="Text_20_body" style:next-style-name="Text_20_body">
      <style:paragraph-properties fo:margin-left="0.3937in" fo:margin-right="0.5902in" fo:margin-top="0.0783in" fo:margin-bottom="0.0783in" fo:text-indent="-0.1965in" style:auto-text-indent="false"/>
    </style:style>
    <style:style style:name="itemize" style:family="paragraph" style:parent-style-name="Text_20_body"/>
    <style:style style:name="enumerate" style:family="paragraph" style:parent-style-name="Text_20_body" style:list-style-name="WW8Num1">
      <style:paragraph-properties fo:margin-left="0in" fo:margin-right="0in" fo:text-indent="0in" style:auto-text-indent="false" fo:background-color="transparent" text:number-lines="true" text:line-number="0">
        <style:background-image/>
      </style:paragraph-properties>
    </style:style>
    <style:style style:name="theorem" style:family="paragraph" style:parent-style-name="Text_20_body" style:next-style-name="Text_20_body"/>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4" style:family="text">
      <style:text-properties style:font-name="Symbol" fo:font-size="9pt" style:font-size-asian="9pt" style:font-name-complex="StarSymbol" style:font-size-complex="9pt"/>
    </style:style>
    <style:style style:name="WW8Num2z0" style:family="text">
      <style:text-properties style:font-name="StarSymbol1" fo:font-size="9pt" style:font-size-asian="9pt" style:font-name-complex="StarSymbol" style:font-size-complex="9pt"/>
    </style:style>
    <style:style style:name="WW8Num3z4" style:family="text">
      <style:text-properties style:font-name="Symbol" fo:font-size="9pt" style:font-size-asian="9pt" style:font-name-complex="StarSymbol" style:font-size-complex="9pt"/>
    </style:style>
    <style:style style:name="Absatz-Standardschriftart" style:family="text"/>
    <style:style style:name="textsf" style:family="text">
      <style:text-properties style:font-name="Albany"/>
    </style:style>
    <style:style style:name="textrm" style:family="text">
      <style:text-properties style:font-name="Thorndale"/>
    </style:style>
    <style:style style:name="texttt" style:family="text">
      <style:text-properties style:font-name="Cumberland"/>
    </style:style>
    <style:style style:name="textbf" style:family="text">
      <style:text-properties fo:font-weight="bold" style:font-weight-asian="bold"/>
    </style:style>
    <style:style style:name="textit" style:family="text">
      <style:text-properties fo:font-style="italic" style:font-style-asian="italic"/>
    </style:style>
    <style:style style:name="textsl" style:family="text">
      <style:text-properties fo:font-style="italic" style:font-style-asian="italic"/>
    </style:style>
    <style:style style:name="textsc" style:family="text">
      <style:text-properties fo:font-variant="small-caps"/>
    </style:style>
    <style:style style:name="normalsize" style:family="text">
      <style:text-properties fo:font-size="12pt" style:font-size-asian="12pt"/>
    </style:style>
    <style:style style:name="large" style:family="text">
      <style:text-properties fo:font-size="14.5pt" style:font-size-asian="14.5pt"/>
    </style:style>
    <style:style style:name="Large" style:family="text">
      <style:text-properties fo:font-size="17.5pt" style:font-size-asian="17.5pt"/>
    </style:style>
    <style:style style:name="LARGE" style:family="text">
      <style:text-properties fo:font-size="20.5pt" style:font-size-asian="20.5pt"/>
    </style:style>
    <style:style style:name="Huge" style:family="text">
      <style:text-properties fo:font-size="25pt" style:font-size-asian="25pt"/>
    </style:style>
    <style:style style:name="huge" style:family="text">
      <style:text-properties fo:font-size="25pt" style:font-size-asian="25pt"/>
    </style:style>
    <style:style style:name="tiny" style:family="text">
      <style:text-properties fo:font-size="6pt" style:font-size-asian="6pt"/>
    </style:style>
    <style:style style:name="scriptsize" style:family="text">
      <style:text-properties fo:font-size="8pt" style:font-size-asian="8pt"/>
    </style:style>
    <style:style style:name="footnotesize" style:family="text">
      <style:text-properties fo:font-size="10pt" style:font-size-asian="10pt"/>
    </style:style>
    <style:style style:name="small" style:family="text">
      <style:text-properties fo:font-size="11pt" style:font-size-asian="11pt"/>
    </style:style>
    <style:style style:name="textmd" style:family="text">
      <style:text-properties fo:font-weight="normal" style:font-weight-asian="normal"/>
    </style:style>
    <style:style style:name="textup" style:family="text">
      <style:text-properties fo:font-style="normal" style:font-style-asian="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suffix=". " style:num-format="1">
        <style:list-level-properties text:min-label-width="0.1965in" fo:text-align="end"/>
      </text:list-level-style-number>
      <text:list-level-style-number text:level="2" style:num-prefix="(" style:num-suffix=") " style:num-format="a" style:num-letter-sync="true">
        <style:list-level-properties text:min-label-width="0.5902in" fo:text-align="end"/>
      </text:list-level-style-number>
      <text:list-level-style-number text:level="3" style:num-suffix=". " style:num-format="i">
        <style:list-level-properties text:min-label-width="0.9839in" fo:text-align="end"/>
      </text:list-level-style-number>
      <text:list-level-style-number text:level="4" style:num-suffix=". " style:num-format="A" style:num-letter-sync="true">
        <style:list-level-properties text:min-label-width="1.378in" fo:text-align="end"/>
      </text:list-level-style-number>
      <text:list-level-style-bullet text:level="5" text:style-name="WW8Num1z4" style:num-suffix="." text:bullet-char="">
        <style:list-level-properties text:min-label-width="0.7874in" fo:text-align="end"/>
        <style:text-properties style:font-name="Symbol"/>
      </text:list-level-style-bullet>
      <text:list-level-style-bullet text:level="6" text:style-name="WW8Num1z4" style:num-suffix="." text:bullet-char="">
        <style:list-level-properties text:min-label-width="0.9846in" fo:text-align="end"/>
        <style:text-properties style:font-name="Symbol"/>
      </text:list-level-style-bullet>
      <text:list-level-style-bullet text:level="7" text:style-name="WW8Num1z4" style:num-suffix="." text:bullet-char="">
        <style:list-level-properties text:min-label-width="1.1811in" fo:text-align="end"/>
        <style:text-properties style:font-name="Symbol"/>
      </text:list-level-style-bullet>
      <text:list-level-style-bullet text:level="8" text:style-name="WW8Num1z4" style:num-suffix="." text:bullet-char="">
        <style:list-level-properties text:min-label-width="1.3783in" fo:text-align="end"/>
        <style:text-properties style:font-name="Symbol"/>
      </text:list-level-style-bullet>
      <text:list-level-style-bullet text:level="9" text:style-name="WW8Num1z4" style:num-suffix="." text:bullet-char="">
        <style:list-level-properties text:min-label-width="1.5752in" fo:text-align="end"/>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tarSymbol1"/>
      </text:list-level-style-bullet>
      <text:list-level-style-bullet text:level="2" text:style-name="WW8Num2z0" style:num-suffix="." text:bullet-char="●">
        <style:list-level-properties text:space-before="0.1972in" text:min-label-width="0.1965in"/>
        <style:text-properties style:font-name="StarSymbol1"/>
      </text:list-level-style-bullet>
      <text:list-level-style-bullet text:level="3" text:style-name="WW8Num2z0" style:num-suffix="." text:bullet-char="●">
        <style:list-level-properties text:space-before="0.3937in" text:min-label-width="0.1965in"/>
        <style:text-properties style:font-name="StarSymbol1"/>
      </text:list-level-style-bullet>
      <text:list-level-style-bullet text:level="4" text:style-name="WW8Num2z0" style:num-suffix="." text:bullet-char="●">
        <style:list-level-properties text:space-before="0.5909in" text:min-label-width="0.1965in"/>
        <style:text-properties style:font-name="StarSymbol1"/>
      </text:list-level-style-bullet>
      <text:list-level-style-bullet text:level="5" text:style-name="WW8Num2z0" style:num-suffix="." text:bullet-char="●">
        <style:list-level-properties text:space-before="0.7874in" text:min-label-width="0.1965in"/>
        <style:text-properties style:font-name="StarSymbol1"/>
      </text:list-level-style-bullet>
      <text:list-level-style-bullet text:level="6" text:style-name="WW8Num2z0" style:num-suffix="." text:bullet-char="●">
        <style:list-level-properties text:space-before="0.9846in" text:min-label-width="0.1965in"/>
        <style:text-properties style:font-name="StarSymbol1"/>
      </text:list-level-style-bullet>
      <text:list-level-style-bullet text:level="7" text:style-name="WW8Num2z0" style:num-suffix="." text:bullet-char="●">
        <style:list-level-properties text:space-before="1.1815in" text:min-label-width="0.1965in"/>
        <style:text-properties style:font-name="StarSymbol1"/>
      </text:list-level-style-bullet>
      <text:list-level-style-bullet text:level="8" text:style-name="WW8Num2z0" style:num-suffix="." text:bullet-char="●">
        <style:list-level-properties text:space-before="1.3787in" text:min-label-width="0.1965in"/>
        <style:text-properties style:font-name="StarSymbol1"/>
      </text:list-level-style-bullet>
      <text:list-level-style-bullet text:level="9" text:style-name="WW8Num2z0" style:num-suffix="." text:bullet-char="●">
        <style:list-level-properties text:space-before="1.5752in" text:min-label-width="0.1965in"/>
        <style:text-properties style:font-name="StarSymbol1"/>
      </text:list-level-style-bullet>
      <text:list-level-style-number text:level="10" style:num-suffix="." style:num-format="1">
        <style:list-level-properties text:space-before="2.5in" text:min-label-width="0.25in"/>
      </text:list-level-style-number>
    </text:list-style>
    <text:list-style style:name="WW8Num3">
      <text:list-level-style-number text:level="1" style:num-suffix=". " style:num-format="1">
        <style:list-level-properties text:min-label-width="0.1965in" fo:text-align="end"/>
      </text:list-level-style-number>
      <text:list-level-style-number text:level="2" style:num-prefix="(" style:num-suffix=") " style:num-format="a" style:num-letter-sync="true">
        <style:list-level-properties text:min-label-width="0.5902in" fo:text-align="end"/>
      </text:list-level-style-number>
      <text:list-level-style-number text:level="3" style:num-suffix=". " style:num-format="i">
        <style:list-level-properties text:min-label-width="0.9839in" fo:text-align="end"/>
      </text:list-level-style-number>
      <text:list-level-style-number text:level="4" style:num-suffix=". " style:num-format="A" style:num-letter-sync="true">
        <style:list-level-properties text:min-label-width="1.378in" fo:text-align="end"/>
      </text:list-level-style-number>
      <text:list-level-style-bullet text:level="5" text:style-name="WW8Num3z4" style:num-suffix="." text:bullet-char="">
        <style:list-level-properties text:min-label-width="0.7874in" fo:text-align="end"/>
        <style:text-properties style:font-name="Symbol"/>
      </text:list-level-style-bullet>
      <text:list-level-style-bullet text:level="6" text:style-name="WW8Num3z4" style:num-suffix="." text:bullet-char="">
        <style:list-level-properties text:min-label-width="0.9846in" fo:text-align="end"/>
        <style:text-properties style:font-name="Symbol"/>
      </text:list-level-style-bullet>
      <text:list-level-style-bullet text:level="7" text:style-name="WW8Num3z4" style:num-suffix="." text:bullet-char="">
        <style:list-level-properties text:min-label-width="1.1811in" fo:text-align="end"/>
        <style:text-properties style:font-name="Symbol"/>
      </text:list-level-style-bullet>
      <text:list-level-style-bullet text:level="8" text:style-name="WW8Num3z4" style:num-suffix="." text:bullet-char="">
        <style:list-level-properties text:min-label-width="1.3783in" fo:text-align="end"/>
        <style:text-properties style:font-name="Symbol"/>
      </text:list-level-style-bullet>
      <text:list-level-style-bullet text:level="9" text:style-name="WW8Num3z4" style:num-suffix="." text:bullet-char="">
        <style:list-level-properties text:min-label-width="1.5752in" fo:text-align="end"/>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1.0138in" fo:margin-right="0.7882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03-22T11:24:09</meta:creation-date>
    <dc:creator>Palmér Matthias</dc:creator>
    <dc:date>2005-10-27T23:19:10</dc:date>
    <dc:language>en-US</dc:language>
    <meta:editing-cycles>78</meta:editing-cycles>
    <meta:editing-duration>PT15H50M5S</meta:editing-duration>
    <meta:user-defined meta:name="Info 1"/>
    <meta:user-defined meta:name="Info 2"/>
    <meta:user-defined meta:name="Info 3"/>
    <meta:user-defined meta:name="Info 4"/>
    <meta:document-statistic meta:table-count="2" meta:image-count="6" meta:object-count="0" meta:page-count="10" meta:paragraph-count="181" meta:word-count="3756" meta:character-count="22357"/>
  </office:meta>
</office:document-meta>
</file>